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bg" fo:country="BG"/>
    </style:style>
    <style:style style:name="P2" style:parent-style-name="Normal" style:family="paragraph">
      <style:text-properties fo:language="bg" fo:country="BG"/>
    </style:style>
    <style:style style:name="P3" style:parent-style-name="Normal" style:family="paragraph">
      <style:text-properties fo:language="bg" fo:country="BG"/>
    </style:style>
    <style:style style:name="P4" style:parent-style-name="Normal" style:family="paragraph">
      <style:text-properties fo:language="bg" fo:country="BG"/>
    </style:style>
    <style:style style:name="P5" style:parent-style-name="Normal" style:family="paragraph">
      <style:text-properties fo:language="bg" fo:country="BG"/>
    </style:style>
    <style:style style:name="P6" style:parent-style-name="Normal" style:family="paragraph">
      <style:text-properties fo:language="bg" fo:country="BG"/>
    </style:style>
    <style:style style:name="P7" style:parent-style-name="Normal" style:family="paragraph">
      <style:text-properties fo:language="bg" fo:country="BG"/>
    </style:style>
    <style:style style:name="P8" style:parent-style-name="Normal" style:family="paragraph">
      <style:text-properties fo:language="bg" fo:country="BG"/>
    </style:style>
    <style:style style:name="P9" style:parent-style-name="Normal" style:family="paragraph">
      <style:text-properties fo:language="bg" fo:country="BG"/>
    </style:style>
    <style:style style:name="P10" style:parent-style-name="Normal" style:family="paragraph">
      <style:text-properties fo:language="bg" fo:country="BG"/>
    </style:style>
    <style:style style:name="P11" style:parent-style-name="Normal" style:family="paragraph">
      <style:text-properties fo:language="bg" fo:country="BG"/>
    </style:style>
    <style:style style:name="P12" style:parent-style-name="Normal" style:family="paragraph">
      <style:text-properties fo:language="bg" fo:country="BG"/>
    </style:style>
    <style:style style:name="P13" style:parent-style-name="Normal" style:family="paragraph">
      <style:text-properties fo:language="bg" fo:country="BG"/>
    </style:style>
    <style:style style:name="P14" style:parent-style-name="Normal" style:family="paragraph">
      <style:text-properties fo:language="bg" fo:country="BG"/>
    </style:style>
    <style:style style:name="P15" style:parent-style-name="Normal" style:family="paragraph">
      <style:text-properties fo:language="bg" fo:country="BG"/>
    </style:style>
    <style:style style:name="P16" style:parent-style-name="Normal" style:family="paragraph">
      <style:text-properties fo:language="bg" fo:country="BG"/>
    </style:style>
    <style:style style:name="P17" style:parent-style-name="Normal" style:family="paragraph">
      <style:text-properties fo:language="bg" fo:country="BG"/>
    </style:style>
    <style:style style:name="P18" style:parent-style-name="Normal" style:family="paragraph">
      <style:text-properties fo:language="bg" fo:country="BG"/>
    </style:style>
    <style:style style:name="P19" style:parent-style-name="Normal" style:family="paragraph">
      <style:text-properties fo:language="bg" fo:country="BG"/>
    </style:style>
    <style:style style:name="P20" style:parent-style-name="Normal" style:family="paragraph">
      <style:text-properties fo:language="bg" fo:country="BG"/>
    </style:style>
    <style:style style:name="P21" style:parent-style-name="Normal" style:family="paragraph">
      <style:text-properties fo:language="bg" fo:country="BG"/>
    </style:style>
    <style:style style:name="P22" style:parent-style-name="Normal" style:family="paragraph">
      <style:text-properties fo:language="bg" fo:country="BG"/>
    </style:style>
    <style:style style:name="P23" style:parent-style-name="Normal" style:family="paragraph">
      <style:text-properties fo:language="bg" fo:country="BG"/>
    </style:style>
    <style:style style:name="P24" style:parent-style-name="Normal" style:family="paragraph">
      <style:text-properties fo:language="bg" fo:country="BG"/>
    </style:style>
    <style:style style:name="P25" style:parent-style-name="Normal" style:family="paragraph">
      <style:text-properties fo:language="bg" fo:country="BG"/>
    </style:style>
    <style:style style:name="P26" style:parent-style-name="Normal" style:family="paragraph">
      <style:text-properties fo:language="bg" fo:country="BG"/>
    </style:style>
    <style:style style:name="P27" style:parent-style-name="Normal" style:family="paragraph">
      <style:text-properties fo:language="bg" fo:country="BG"/>
    </style:style>
    <style:style style:name="P28" style:parent-style-name="Normal" style:family="paragraph">
      <style:text-properties fo:language="bg" fo:country="BG"/>
    </style:style>
    <style:style style:name="P29" style:parent-style-name="Normal" style:family="paragraph">
      <style:text-properties fo:language="bg" fo:country="BG"/>
    </style:style>
  </office:automatic-styles>
  <office:body>
    <office:text text:use-soft-page-breaks="true">
      <text:p text:style-name="P1">Здравейте!</text:p>
      <text:p text:style-name="P2">1.Предлагам да помислим за промени в интернет страницата на „ВИОНИКС“ ЕООД, както следва:<text:s/></text:p>
      <text:p text:style-name="P3">В „Услуги“ да се променят приоритетите, като основа за отделните дейности да са различните видове лицензи, които „ВИОНИКС“ притежава, като се подредят по приоритети, както следва:</text:p>
      <text:p text:style-name="P4">1.Охрана на мероприятия<text:s/></text:p>
      <text:p text:style-name="P5">2.Охрана на имуществото на физически и юридически лица</text:p>
      <text:p text:style-name="P6">3.Сигнално-охранителна дейност</text:p>
      <text:p text:style-name="P7">4.Охрана на обекти – недвижими имоти</text:p>
      <text:p text:style-name="P8">5.Охрана на селскостопанско имущество</text:p>
      <text:p text:style-name="P9">Най-накрая можем да добавим – Стюардинг и контрол билети</text:p>
      <text:p text:style-name="P10">Предлагам всяка една дейност да бъде илюстрирана със снимка или друго, което да се свързва с извършваната дейност.За пример може да се вземе снимката за масовите мероприятия.</text:p>
      <text:p text:style-name="P11">Ако е необходимо, може да направим наши снимки със съществуващи охранители в подходяща за случая обстановка.</text:p>
      <text:p text:style-name="P12">2.Най-отдолу да се добави активен линк към декларацията за непълнолетни.Може да се изтегли от сайта на „СЕКЮРИТИ СКС“ ЕООД.</text:p>
      <text:p text:style-name="P13">3.Да се добавят новите ни клиенти:<text:s/></text:p>
      <text:p text:style-name="P14">128 СУ "Алберт Айнщайн"</text:p>
      <text:p text:style-name="P15">„АРТВЕНТ” ООД</text:p>
      <text:p text:style-name="P16">НЧ "Светлина 1940"</text:p>
      <text:p text:style-name="P17">Младежки спортен клуб „Пазарджик спортува”</text:p>
      <text:p text:style-name="P18">ТЕАТРАЛНО - МУЗИКАЛЕН ПРОДУЦЕНТСКИ ЦЕНТЪР ВАРНА</text:p>
      <text:p text:style-name="P19">ДЕЛОЙТ БЪЛГАРИЯ ЕООД</text:p>
      <text:p text:style-name="P20">SB TECHNOLOGIES INC</text:p>
      <text:p text:style-name="P21">Фондация „Метаарт”</text:p>
      <text:soft-page-break/>
      <text:p text:style-name="P22">Флешбоун ЕООД</text:p>
      <text:p text:style-name="P23">ИНСТИТУТ ПО ОБРАЗОВАНИЕТО</text:p>
      <text:p text:style-name="P24">4.Да се помисли по предложението на Сашо за активни линкове за клиенти с приблизителна информация по отделните дейности и приблизителна цена.</text:p>
      <text:p text:style-name="P25">Мога да помисля за остойностяване на един охранител на час......</text:p>
      <text:p text:style-name="P26">Това е за сега, моля да добавяте и ваши идей.</text:p>
      <text:p text:style-name="P27">Предлагам да се съберем на он-лайн среща утре вечер в удобно за вас време.</text:p>
      <text:p text:style-name="P28">Лека от мен!</text:p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eriozha Savov</meta:initial-creator>
    <dc:creator>Seriozha Savov</dc:creator>
    <meta:creation-date>2025-06-30T20:53:00Z</meta:creation-date>
    <dc:date>2025-06-30T21:10:00Z</dc:date>
    <meta:template xlink:href="Normal" xlink:type="simple"/>
    <meta:editing-cycles>1</meta:editing-cycles>
    <meta:editing-duration>PT1020S</meta:editing-duration>
    <meta:document-statistic meta:page-count="2" meta:paragraph-count="3" meta:word-count="232" meta:character-count="1556" meta:row-count="11" meta:non-whitespace-character-count="1327"/>
  </office:meta>
</office:document-meta>
</file>